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Book Antiqua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in" fo:margin-right="0in" fo:text-align="justify" style:justify-single-word="false" fo:text-indent="0.1972in" style:auto-text-indent="false"/>
    </style:style>
    <style:style style:name="P9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align="justify" style:justify-single-word="false" fo:text-indent="0.0984in" style:auto-text-indent="false"/>
    </style:style>
    <style:style style:name="P12" style:family="paragraph" style:parent-style-name="Standard" style:list-style-name="WWNum11">
      <style:paragraph-properties fo:margin-left="0.1972in" fo:margin-right="0in" fo:margin-top="0.1665in" fo:margin-bottom="0.0555in" fo:text-indent="-0.1972in" style:auto-text-indent="false" fo:keep-with-next="always"/>
    </style:style>
    <style:style style:name="P13" style:family="paragraph" style:parent-style-name="Standard">
      <style:paragraph-properties fo:margin-left="0.1972in" fo:margin-right="0in" fo:margin-top="0.1665in" fo:margin-bottom="0.0555in" fo:text-indent="-0.1972in" style:auto-text-indent="false" fo:keep-with-next="always"/>
    </style:style>
    <style:style style:name="P14" style:family="paragraph" style:parent-style-name="Standard">
      <style:paragraph-properties fo:margin-left="0in" fo:margin-right="0in" fo:text-align="justify" style:justify-single-word="false" fo:text-indent="0.1in" style:auto-text-indent="false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Heading_20_5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Heading_20_2" style:list-style-name="">
      <style:paragraph-properties fo:margin-left="0.1in" fo:margin-right="0in" fo:text-indent="0in" style:auto-text-indent="false"/>
    </style:style>
    <style:style style:name="P18" style:family="paragraph" style:parent-style-name="Heading_20_1" style:master-page-name="Standard">
      <style:paragraph-properties fo:text-align="center" style:justify-single-word="false" style:page-number="auto"/>
    </style:style>
    <style:style style:name="P19" style:family="paragraph" style:parent-style-name="Reference_20_Head">
      <style:paragraph-properties fo:text-align="start" style:justify-single-word="false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Header">
      <style:paragraph-properties fo:text-align="end" style:justify-single-word="false"/>
    </style:style>
    <style:style style:name="P22" style:family="paragraph" style:parent-style-name="Header">
      <style:paragraph-properties fo:margin-left="2.5in" fo:margin-right="0in" fo:text-align="start" style:justify-single-word="false" fo:text-indent="0in" style:auto-text-indent="false"/>
    </style:style>
    <style:style style:name="P23" style:family="paragraph" style:parent-style-name="references" style:list-style-name=""/>
    <style:style style:name="P24" style:family="paragraph" style:parent-style-name="List_20_Paragraph" style:list-style-name="WWNum11">
      <style:paragraph-properties fo:margin-left="0.1972in" fo:margin-right="0in" fo:margin-top="0.1665in" fo:margin-bottom="0.0555in" fo:text-indent="-0.1972in" style:auto-text-indent="false" fo:keep-with-next="always"/>
    </style:style>
    <style:style style:name="T1" style:family="text">
      <style:text-properties style:font-name="Times New Roman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super 58%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style:font-size-asian="8pt" style:font-name-complex="Arial Unicode MS" style:font-size-complex="8pt"/>
    </style:style>
    <style:style style:name="T13" style:family="text">
      <style:text-properties fo:font-variant="small-caps" style:letter-kerning="true"/>
    </style:style>
    <style:style style:name="T14" style:family="text">
      <style:text-properties fo:font-variant="small-caps" fo:font-weight="bold" style:letter-kerning="true" style:font-weight-asian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1pt" fo:font-style="normal" style:font-size-asian="11pt" style:font-style-asian="normal" style:font-size-complex="11pt" style:font-style-complex="normal"/>
    </style:style>
    <style:style style:name="Sect1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33747612175850281" text:style-name="Outline">
        <text:list-item>
          <text:h text:style-name="P18" text:outline-level="1"><text:bookmark text:name="_GoBack"/><text:span text:style-name="T1">Title for paper 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6" text:outline-level="5"><text:span text:style-name="T3">First Author</text:span><text:span text:style-name="T4">*</text:span><text:span text:style-name="T3">, Second Author</text:span><text:span text:style-name="T4">**</text:span><text:span text:style-name="T3">, Third Author (if any)</text:span><text:span text:style-name="T4">**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5"><text:span text:style-name="T5">* </text:span><text:span text:style-name="T6">Affiliation, email</text:span></text:p>
      <text:p text:style-name="P5"><text:span text:style-name="T5">**</text:span><text:span text:style-name="T6"> Affiliation, email</text:span></text:p>
      <text:section text:style-name="Sect1" text:name="TextSection">
        <text:p text:style-name="P6"/>
        <text:p text:style-name="P7"><text:span text:style-name="T9">Abstract</text:span><text:span text:style-name="T10">: </text:span><text:span text:style-name="T6">Mention the abstract for the article.</text:span></text:p>
      </text:section>
      <text:p text:style-name="P3"/>
      <text:p text:style-name="P7"><text:span text:style-name="T9">Key words: </text:span><text:span text:style-name="T6"><text:s/>About 4-5 key words or phrases in alphabetical order, separated by commas.</text:span></text:p>
      <text:p text:style-name="P3"/>
      <text:list xml:id="list5265043228542727084" text:style-name="WWNum11">
        <text:list-item>
          <text:h text:style-name="P24" text:outline-level="1"><text:span text:style-name="T14">Introduction</text:span></text:h>
        </text:list-item>
      </text:list>
      <text:p text:style-name="P8"><text:span text:style-name="T15">In this section provide relevance and other introductory details. </text:span></text:p>
      <text:p text:style-name="P3"/>
      <text:list xml:id="list35363027" text:continue-numbering="true" text:style-name="WWNum11">
        <text:list-item>
          <text:h text:style-name="P24" text:outline-level="1"><text:span text:style-name="T14">Materials <text:s/>and Methods</text:span></text:h>
        </text:list-item>
      </text:list>
      <text:p text:style-name="P8"><text:span text:style-name="T15">Provide the details of materials and methods. </text:span></text:p>
      <text:p text:style-name="P9"/>
      <text:p text:style-name="P11"><text:span text:style-name="T8"><text:s/></text:span><text:span text:style-name="T16">2.1 Sub heading</text:span></text:p>
      <text:p text:style-name="P10"/>
      <text:list xml:id="list35356621" text:continue-numbering="true" text:style-name="WWNum11">
        <text:list-item>
          <text:h text:style-name="P12" text:outline-level="1"><text:span text:style-name="T14">Results and discussions</text:span></text:h>
        </text:list-item>
      </text:list>
      <text:h text:style-name="P17" text:outline-level="2"><text:span text:style-name="T17">Provide the details of results and discussions. </text:span></text:h>
      <text:h text:style-name="P17" text:outline-level="2"><text:span text:style-name="T15">3.1. Sub heading</text:span></text:h>
      <text:p text:style-name="P14"><text:span text:style-name="T15">Details.</text:span></text:p>
      <text:h text:style-name="P17" text:outline-level="2"><text:span text:style-name="T15">3.2. Sub heading</text:span></text:h>
      <text:p text:style-name="P7"><text:span text:style-name="T15"><text:s text:c="3"/>Details.</text:span></text:p>
      <text:p text:style-name="P15"/>
      <text:list xml:id="list35361629" text:continue-numbering="true" text:style-name="WWNum11">
        <text:list-item>
          <text:h text:style-name="P12" text:outline-level="1"><text:span text:style-name="T14">conclusions</text:span></text:h>
        </text:list-item>
      </text:list>
      <text:p text:style-name="P7"><text:span text:style-name="T6"><text:s text:c="5"/></text:span><text:span text:style-name="T15">Provide conclusions.</text:span></text:p>
      <text:p text:style-name="P3"/>
      <text:h text:style-name="P13" text:outline-level="1"><text:span text:style-name="T13">acknowledgements</text:span></text:h>
      <text:p text:style-name="P19"><text:span text:style-name="T2">References</text:span></text:p>
      <text:p text:style-name="references"><text:span text:style-name="T15">Clark, R. M. (1998), Chlorine demand and TTHM formation kinetics, J. Envir. Engrg., ASCE, 124(1), 16-24.</text:span></text:p>
      <text:p text:style-name="references"><text:span text:style-name="T15">Clark, R. M., and Sivaganesan, M. (1998), Predicting chlorine residuals and the formation of TTHMs in drinking water, J. Envir. Engrg., ASCE, 124(12), 1203-1210.</text:span></text:p>
      <text:p text:style-name="references"><text:span text:style-name="T15">Clark, R. M., and Sivaganesan, M. (2002), Predicting chlorine residuals in drinking water: second order model, J. Water Resour. Plng and Mgmt., ASCE, 128(2), 152-161.</text:span></text:p>
      <text:p text:style-name="references"><text:span text:style-name="T15">Hua, F., West, J. R., Barker, R. A., and Forster, C. F. (1999), Modelling of chlorine decay in municipal water supplies, Water Research, 33(12), 2735-2746.</text:span></text:p>
      <text:p text:style-name="references"><text:span text:style-name="T15">Zhang. G. R., Kiene. L., Wable. O., Chan. U. S., and Duguet. J. P. (1992), Modeling of chlorine residuals in the water distribution network of Macao, Environmental Technology, 13, 937-946.</text:span></text:p>
      <text:p text:style-name="P23"/>
      <text:p text:style-name="P4"/>
      <text:section text:style-name="Sect1" text:name="Section1">
        <text:p text:style-name="P1"/>
        <text:p text:style-name="P3"/>
      </text:section>
      <text:section text:style-name="Sect2" text:name="Section2"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1665in" fo:text-align="justify" style:justify-single-word="false"/>
      <style:text-properties style:language-asian="en" style:country-asian="GB" style:language-complex="ar" style:country-complex="A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1in" fo:margin-right="0in" fo:margin-top="0.0835in" fo:margin-bottom="0.0417in" fo:text-indent="0in" style:auto-text-indent="false" fo:keep-with-next="always"/>
      <style:text-properties fo:font-size="10pt" fo:font-style="italic" style:font-size-asian="10pt" style:font-style-asian="italic" style:font-size-complex="10pt" style:font-style-complex="italic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2in" fo:margin-right="0in" fo:text-indent="0in" style:auto-text-indent="false" fo:keep-with-next="always"/>
      <style:text-properties fo:font-size="10pt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.8in" fo:margin-right="0in" fo:margin-top="0.1665in" fo:margin-bottom="0.0417in" fo:text-indent="-0.5in" style:auto-text-indent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1.3in" fo:margin-right="0in" fo:margin-top="0.1665in" fo:margin-bottom="0.0417in" fo:text-indent="-0.5in" style:auto-text-indent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1.8in" fo:margin-right="0in" fo:margin-top="0.1665in" fo:margin-bottom="0.0417in" fo:text-indent="-0.5in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left="2.3in" fo:margin-right="0in" fo:margin-top="0.1665in" fo:margin-bottom="0.0417in" fo:text-indent="-0.5in" style:auto-text-indent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left="2.8in" fo:margin-right="0in" fo:margin-top="0.1665in" fo:margin-bottom="0.0417in" fo:text-indent="-0.5in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left="3.3in" fo:margin-right="0in" fo:margin-top="0.1665in" fo:margin-bottom="0.0417in" fo:text-indent="-0.5in" style:auto-text-indent="false"/>
      <style:text-properties fo:font-size="8pt" style:font-size-asian="8pt" style:font-size-complex="8pt"/>
    </style:style>
    <style:style style:name="Header" style:family="paragraph" style:parent-style-name="Standard" style:default-outline-level="" style:list-style-name="" style:class="extra">
      <style:paragraph-properties fo:text-align="justify" style:justify-single-word="false" fo:orphans="2" fo:widows="2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e" style:country-complex="I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_20__2b__20_20_20_pt" style:display-name="Title + 20 pt" style:family="paragraph" style:parent-style-name="Standard" style:default-outline-level="" style:list-style-name="">
      <style:paragraph-properties fo:text-align="center" style:justify-single-word="false"/>
      <style:text-properties fo:font-size="20pt" style:font-size-asian="20pt" style:font-size-complex="20pt"/>
    </style:style>
    <style:style style:name="References" style:family="paragraph" style:parent-style-name="Standard" style:default-outline-level="" style:list-style-name="">
      <style:paragraph-properties fo:text-align="justify" style:justify-single-word="false"/>
      <style:text-properties fo:font-size="8pt" style:font-size-asian="8pt" style:font-size-complex="8pt"/>
    </style:style>
    <style:style style:name="Text" style:family="paragraph" style:parent-style-name="Standard" style:default-outline-level="" style:list-style-name="" style:class="extra">
      <style:paragraph-properties fo:margin-left="0in" fo:margin-right="0in" fo:line-height="105%" fo:text-align="justify" style:justify-single-word="false" fo:orphans="0" fo:widows="0" fo:text-indent="0.1402in" style:auto-text-indent="false"/>
      <style:text-properties fo:font-size="10pt" style:font-size-asian="10pt" style:font-size-complex="10pt"/>
    </style:style>
    <style:style style:name="Reference_20_Head" style:display-name="Reference Head" style:family="paragraph" style:parent-style-name="Heading_20_1" style:default-outline-level="" style:list-style-name="">
      <style:paragraph-properties fo:margin-top="0.1665in" fo:margin-bottom="0.0555in" fo:text-align="center" style:justify-single-word="false"/>
      <style:text-properties fo:font-variant="small-caps" style:font-name="Times New Roman" fo:font-size="10pt" fo:font-weight="normal" style:letter-kerning="true" style:font-size-asian="10pt" style:font-weight-asian="normal" style:font-size-complex="10pt" style:font-weight-complex="normal"/>
    </style:style>
    <style:style style:name="references" style:family="paragraph" style:default-outline-level="" style:list-style-name="">
      <style:paragraph-properties fo:margin-top="0in" fo:margin-bottom="0.0346in" fo:line-height="0.1252in" fo:text-align="justify" style:justify-single-word="false" fo:orphans="2" fo:widows="2" style:writing-mode="lr-tb"/>
      <style:text-properties style:use-window-font-color="true" fo:font-size="8pt" style:font-name-asian="MS Mincho" style:font-size-asian="8pt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fo:font-size="12pt" fo:language="en" fo:country="US" style:font-size-asian="12pt" style:language-asian="en" style:country-asian="GB" style:font-size-complex="12pt" style:language-complex="ar" style:country-complex="AE"/>
    </style:style>
    <style:style style:name="Header_20_Char" style:display-name="Header Char" style:family="text">
      <style:text-properties fo:font-size="12pt" fo:language="en" fo:country="GB" style:font-size-asian="12pt" style:language-asian="zh" style:country-asian="CN" style:font-size-complex="12pt" style:language-complex="he" style:country-complex="IL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" style:family="text">
      <style:text-properties fo:font-size="12pt" fo:language="en" fo:country="GB" style:font-size-asian="12pt" style:language-asian="zh" style:country-asian="CN" style:font-size-complex="12pt" style:language-complex="he" style:country-complex="IL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2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12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12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2.5in" fo:margin-right="0in" fo:text-align="start" style:justify-single-word="false" fo:text-indent="0in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style:font-size-asian="8pt" style:font-name-complex="Arial Unicode MS" style:font-size-complex="8pt"/>
    </style:style>
    <style:style style:name="MT3" style:family="text">
      <style:text-properties fo:font-size="10pt" fo:font-style="italic" style:font-size-asian="10pt" style:font-style-asian="italic" style:font-size-complex="10pt"/>
    </style:style>
    <style:page-layout style:name="Mpm1">
      <style:page-layout-properties fo:page-width="8.5in" fo:page-height="11in" style:num-format="1" style:print-orientation="portrait" fo:margin-top="0.3098in" fo:margin-bottom="0.3098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02in" fo:margin-left="0in" fo:margin-right="0in" fo:margin-bottom="0.3508in" style:dynamic-spacing="true"/>
      </style:header-style>
      <style:footer-style>
        <style:header-footer-properties fo:min-height="0.3902in" fo:margin-left="0in" fo:margin-right="0in" fo:margin-top="0.350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14"/>International Conference on Recent Advances in Civil and Environmental Engineering (RACEE-2017)<text:tab/><text:tab/></text:span><text:span text:style-name="MT2"><text:tab/><text:tab/><text:tab/><text:tab/><text:tab/></text:span></text:p>
        <text:p text:style-name="MP2"><text:span text:style-name="MT1">ISBN</text:span></text:p>
      </style:header>
      <style:footer>
        <text:p text:style-name="MP3"><text:span text:style-name="MT3">Department of Civil Engineering, WCE Sangl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nter Title for Paper</dc:title>
    <dc:subject>International Journal of Scientific and Research Publications</dc:subject>
    <meta:initial-creator>Enter Author Names, Seperated by commas</meta:initial-creator>
    <meta:keyword>Enter</meta:keyword>
    <meta:keyword>the</meta:keyword>
    <meta:keyword>keywords</meta:keyword>
    <dc:creator>shubham hupare</dc:creator>
    <meta:editing-cycles>2</meta:editing-cycles>
    <meta:creation-date>2017-01-27T13:57:00</meta:creation-date>
    <dc:date>2017-01-28T15:17:25.01</dc:date>
    <meta:editing-duration>PT1S</meta:editing-duration>
    <meta:generator>OpenOffice/4.1.2$Win32 OpenOffice.org_project/412m3$Build-9782</meta:generator>
    <meta:document-statistic meta:table-count="0" meta:image-count="0" meta:object-count="0" meta:page-count="1" meta:paragraph-count="29" meta:word-count="226" meta:character-count="1536"/>
    <meta:user-defined meta:name="AppVersion">14.0000</meta:user-defined>
    <meta:user-defined meta:name="Company">IJSRP Inc.</meta:user-defined>
    <meta:user-defined meta:name="DocSecurity" meta:value-type="float">0</meta:user-defined>
    <meta:user-defined meta:name="HyperlinkBase">www.ijsrp.org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www.ijsrp.org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JSRP Research Journal</meta:user-defined>
    <meta:user-defined meta:name="contentStatus" meta:value-type="string">Published</meta:user-defined>
    <meta:template xlink:type="simple" xlink:actuate="onRequest" xlink:title="Normal" xlink:href=""/>
  </office:meta>
</office:document-meta>
</file>